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unk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ai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29" calcext:value-type="float">
            <text:p>729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89" calcext:value-type="float">
            <text:p>689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91" calcext:value-type="float">
            <text:p>591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9" calcext:value-type="float">
            <text:p>589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92" calcext:value-type="float">
            <text:p>592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14" calcext:value-type="float">
            <text:p>6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22" calcext:value-type="float">
            <text:p>622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60" calcext:value-type="float">
            <text:p>660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668" calcext:value-type="float">
            <text:p>66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12" calcext:value-type="float">
            <text:p>712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04" calcext:value-type="float">
            <text:p>704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52" calcext:value-type="float">
            <text:p>752</text:p>
          </table:table-cell>
          <table:table-cell office:value-type="float" office:value="4710" calcext:value-type="float">
            <text:p>4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27:55.294387822</meta:creation-date>
    <dc:date>2025-01-08T12:54:18.010356967</dc:date>
    <meta:editing-duration>PT5M1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